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9675" officeooo:paragraph-rsid="001f96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Your Name]</text:p>
      <text:p text:style-name="Standard">[Your Address]</text:p>
      <text:p text:style-name="Standard">[City, State ZIP Code]</text:p>
      <text:p text:style-name="Standard">[Your Phone Number]</text:p>
      <text:p text:style-name="Standard">[Your Email]</text:p>
      <text:p text:style-name="Standard"/>
      <text:p text:style-name="Standard">Objective:</text:p>
      <text:p text:style-name="Standard">Motivated and skilled software engineer with a passion for creating efficient and robust applications. I aim to utilize my technical expertise and problem-solving abilities to contribute to innovative projects and enhance user experiences.</text:p>
      <text:p text:style-name="Standard"/>
      <text:p text:style-name="Standard">Education:</text:p>
      <text:p text:style-name="Standard">[Bachelor's/Master's] in Computer Science, [University Name], [City, State]</text:p>
      <text:p text:style-name="Standard">[Month Year] - [Month Year]</text:p>
      <text:p text:style-name="Standard"/>
      <text:p text:style-name="Standard">Skills:</text:p>
      <text:p text:style-name="Standard">- Proficient in programming languages: Java, Python, C++</text:p>
      <text:p text:style-name="Standard">- Experience with web development technologies: HTML, CSS, JavaScript, React</text:p>
      <text:p text:style-name="Standard">- Strong understanding of data structures and algorithms</text:p>
      <text:p text:style-name="Standard">- Familiarity with version control systems (Git)</text:p>
      <text:p text:style-name="Standard">- Database management using SQL and NoSQL</text:p>
      <text:p text:style-name="Standard">- Knowledge of software development methodologies (Agile, Scrum)</text:p>
      <text:p text:style-name="Standard">- Excellent problem-solving and analytical skills</text:p>
      <text:p text:style-name="Standard">- Effective communication and teamwork abilities</text:p>
      <text:p text:style-name="Standard"/>
      <text:p text:style-name="Standard">Work Experience:</text:p>
      <text:p text:style-name="Standard">Software Engineer Intern, [Company Name], [City, State]</text:p>
      <text:p text:style-name="Standard">[Month Year] - [Month Year]</text:p>
      <text:p text:style-name="Standard">- Collaborated with a team of developers to design and implement new features for a web-based application.</text:p>
      <text:p text:style-name="Standard">- Assisted in testing and debugging to ensure high-quality and error-free code.</text:p>
      <text:p text:style-name="Standard">- Participated in code reviews and provided constructive feedback to improve codebase maintainability.</text:p>
      <text:p text:style-name="Standard"/>
      <text:p text:style-name="Standard">Software Development Project, [University/Personal Project Name], [City, State]</text:p>
      <text:p text:style-name="Standard">[Month Year] - [Month Year]</text:p>
      <text:p text:style-name="Standard">- Developed a Java-based inventory management system that streamlined product tracking and order processing.</text:p>
      <text:p text:style-name="Standard">- Designed a user-friendly interface using JavaFX and integrated it with the backend database.</text:p>
      <text:p text:style-name="Standard">- Conducted extensive testing and troubleshooting to ensure the application's reliability and performance.</text:p>
      <text:p text:style-name="Standard"/>
      <text:p text:style-name="Standard">Software Engineering Team Lead, [Company Name], [City, State]</text:p>
      <text:p text:style-name="Standard">[Month Year] - [Month Year]</text:p>
      <text:p text:style-name="Standard">- Led a team of developers in the successful delivery of a complex software project.</text:p>
      <text:p text:style-name="Standard">- Coordinated project tasks, set milestones, and ensured adherence to deadlines.</text:p>
      <text:p text:style-name="Standard">- Conducted regular code reviews and provided mentoring to team members.</text:p>
      <text:p text:style-name="Standard"/>
      <text:p text:style-name="Standard">Projects:</text:p>
      <text:p text:style-name="Standard">[List any notable projects you've worked on with brief descriptions]</text:p>
      <text:p text:style-name="Standard"/>
      <text:p text:style-name="Standard">Certifications:</text:p>
      <text:p text:style-name="Standard"><text:soft-page-break/>[List any relevant certifications you hold]</text:p>
      <text:p text:style-name="Standard"/>
      <text:p text:style-name="Standard">References:</text:p>
      <text:p text:style-name="Standard">Available upon request.</text:p>
      <text:p text:style-name="Standard"/>
      <text:p text:style-name="Standard"/>
      <text:p text:style-name="Standard"/>
      <text:p text:style-name="Standard"/>
      <text:p text:style-name="P1">CV</text:p>
      <text:p text:style-name="P1"/>
      <text:p text:style-name="P1">[Your Name]</text:p>
      <text:p text:style-name="P1">[Your Address]</text:p>
      <text:p text:style-name="P1">[City, State ZIP Code]</text:p>
      <text:p text:style-name="P1">[Your Phone Number]</text:p>
      <text:p text:style-name="P1">[Your Email]</text:p>
      <text:p text:style-name="P1"/>
      <text:p text:style-name="P1">Objective:</text:p>
      <text:p text:style-name="P1">Versatile software developer with a solid track record of delivering high-quality software solutions. Proficient in a wide range of programming languages and development frameworks. Seeking challenging opportunities to utilize technical expertise and contribute to impactful projects.</text:p>
      <text:p text:style-name="P1"/>
      <text:p text:style-name="P1">Education:</text:p>
      <text:p text:style-name="P1">[Bachelor's/Master's] in Computer Science, [University Name], [City, State]</text:p>
      <text:p text:style-name="P1">[Month Year] - [Month Year]</text:p>
      <text:p text:style-name="P1"/>
      <text:p text:style-name="P1">Skills:</text:p>
      <text:p text:style-name="P1">- Proficient in programming languages: Java, Python, JavaScript, C++</text:p>
      <text:p text:style-name="P1">- Full-stack web development using HTML, CSS, React, Node.js</text:p>
      <text:p text:style-name="P1">- Backend development with Express.js, Django</text:p>
      <text:p text:style-name="P1">- Experience with databases: SQL, MongoDB</text:p>
      <text:p text:style-name="P1">- Knowledge of version control systems (Git)</text:p>
      <text:p text:style-name="P1">- Strong understanding of data structures and algorithms</text:p>
      <text:p text:style-name="P1">- Familiarity with Agile software development methodologies</text:p>
      <text:p text:style-name="P1">- Problem-solving and analytical abilities</text:p>
      <text:p text:style-name="P1">- Effective communication and teamwork skills</text:p>
      <text:p text:style-name="P1"/>
      <text:p text:style-name="P1">Work Experience:</text:p>
      <text:p text:style-name="P1">Software Developer, [Company Name], [City, State]</text:p>
      <text:p text:style-name="P1">[Month Year] - Present</text:p>
      <text:p text:style-name="P1">- Led the design and development of a scalable web application, resulting in a 30% increase in user engagement.</text:p>
      <text:p text:style-name="P1">- Collaborated with cross-functional teams to deliver innovative software solutions for clients' specific needs.</text:p>
      <text:p text:style-name="P1">- Conducted code reviews, mentored junior developers, and promoted best coding practices.</text:p>
      <text:p text:style-name="P1"/>
      <text:p text:style-name="P1">Software Development Intern, [Company Name], [City, State]</text:p>
      <text:p text:style-name="P1">[Month Year] - [Month Year]</text:p>
      <text:p text:style-name="P1">- Worked on a complex software project, contributing to the implementation of core functionalities.</text:p>
      <text:p text:style-name="P1">- Conducted extensive testing and debugging, ensuring a robust and reliable application.</text:p>
      <text:p text:style-name="P1">- Assisted in optimizing database queries, resulting in a 20% reduction in response time.</text:p>
      <text:p text:style-name="P1"/>
      <text:p text:style-name="P1">Projects:</text:p>
      <text:p text:style-name="P1"><text:soft-page-break/>[List any notable projects you've worked on with brief descriptions]</text:p>
      <text:p text:style-name="P1"/>
      <text:p text:style-name="P1">Publications:</text:p>
      <text:p text:style-name="P1">[List any research publications or technical articles, if applicable]</text:p>
      <text:p text:style-name="P1"/>
      <text:p text:style-name="P1">Certifications:</text:p>
      <text:p text:style-name="P1">- [Certification Name], [Issuing Organization], [Date]</text:p>
      <text:p text:style-name="P1"/>
      <text:p text:style-name="P1">Awards and Honors:</text:p>
      <text:p text:style-name="P1">[List any awards or honors you've received]</text:p>
      <text:p text:style-name="P1"/>
      <text:p text:style-name="P1">References:</text:p>
      <text:p text:style-name="P1">Available upon request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3T17:48:48.906386353</meta:creation-date>
    <dc:date>2023-08-03T17:58:35.315466900</dc:date>
    <meta:editing-duration>PT9M53S</meta:editing-duration>
    <meta:editing-cycles>2</meta:editing-cycles>
    <meta:generator>LibreOffice/7.5.2.2$Linux_X86_64 LibreOffice_project/50$Build-2</meta:generator>
    <meta:document-statistic meta:table-count="0" meta:image-count="0" meta:object-count="0" meta:page-count="3" meta:paragraph-count="83" meta:word-count="584" meta:character-count="4212" meta:non-whitespace-character-count="3711"/>
  </office:meta>
</office:document-meta>
</file>